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3.21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16.6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1.79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offor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26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38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41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3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45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4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977" table:default-cell-style-name="Default"/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977"/>
        </table:table-row>
        <table:table-row table:style-name="ro1">
          <table:table-cell table:style-name="ce2"/>
          <table:table-cell table:style-name="ce6" office:value-type="string" calcext:value-type="string">
            <text:p>Put</text:p>
          </table:table-cell>
          <table:table-cell table:style-name="ce11" office:value-type="string" calcext:value-type="string">
            <text:p>..</text:p>
          </table:table-cell>
          <table:table-cell table:style-name="ce16" office:value-type="string" calcext:value-type="string">
            <text:p>Pool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get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body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compile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gmen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mouth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profession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education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health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stadium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pecial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volley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volume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ticket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course</text:p>
          </table:table-cell>
          <table:table-cell table:style-name="ce20" office:value-type="string" calcext:value-type="string">
            <text:p>::</text:p>
          </table:table-cell>
          <table:table-cell table:style-name="ce39"/>
          <table:table-cell table:style-name="ce28" office:value-type="string" calcext:value-type="string">
            <text:p>:</text:p>
          </table:table-cell>
          <table:table-cell table:style-name="ce42"/>
          <table:table-cell table:style-name="ce28" office:value-type="string" calcext:value-type="string">
            <text:p>.</text:p>
          </table:table-cell>
          <table:table-cell table:style-name="ce44"/>
          <table:table-cell table:style-name="ce20" office:value-type="string" calcext:value-type="string">
            <text:p>::</text:p>
          </table:table-cell>
          <table:table-cell table:style-name="ce39"/>
          <table:table-cell table:style-name="ce28" office:value-type="string" calcext:value-type="string">
            <text:p>:</text:p>
          </table:table-cell>
          <table:table-cell table:style-name="ce42"/>
          <table:table-cell table:style-name="ce28" office:value-type="string" calcext:value-type="string">
            <text:p>.</text:p>
          </table:table-cell>
          <table:table-cell table:style-name="ce46"/>
          <table:table-cell table:style-name="ce2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Together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Toler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o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ress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os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eeth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ena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gramm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ain strok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estiv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gilit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rie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actor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cie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riginal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Much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Metric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es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ard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la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lig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g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yout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ph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ardiac arres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yrup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si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sati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ci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ith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raduate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For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Feat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utomat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ck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ackbo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ver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i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u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arrie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ynta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eart fail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lim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asoning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cabul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oreig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iterac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achelor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Cylinder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C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ntextu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a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ku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c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a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ee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ni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emist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ronic disor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nzym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ewelle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rtual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regula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ntertain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stronomer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Format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Fiel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n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rese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ri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uni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p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orkin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athematic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tress obes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te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irec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ulnerab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erso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dven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itizen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Linked</text:p>
          </table:table-cell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Len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peci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aracter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an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wi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i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mateu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ake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ion impairmen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xchan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quot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brant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oneta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iligen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orrespondent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With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Wind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ug-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ing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di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medi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hysic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rgan expans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a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g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erb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ligiou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elie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tudent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Equal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Entr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lou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ynchron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mens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p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wbi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iolog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bdominal pai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eam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api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if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uma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esour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layer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Security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Setting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a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firm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ai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t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s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issu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per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raf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rus infec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mor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su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mpan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mmunic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eneral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Cause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Ca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umeric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nalysi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tic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oup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s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dvocat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r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jaundice fev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pplicat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ctivit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gilant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oder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xpres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builder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Right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Room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wri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l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alend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aliv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portsm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or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inus infec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of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i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i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aps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tributor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Band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Boar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calis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eau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houl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ew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roa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ousewif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ok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allbladder inflamma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rv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eigh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cos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amil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radi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ormer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Variable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Vari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bscrip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vers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ltoi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eviou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hanne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r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a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gricul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ain tumou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vata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il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eloc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dopte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ul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veloper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Size</text:p>
          </table:table-cell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Se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verbos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chan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lbow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x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d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yroi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rti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anufactur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erpes dise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ch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acanc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ivi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esponsibilit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erious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Story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Storag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dustri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ecific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k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ituit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chi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frastruc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ody canc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la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la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lunt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urriculum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arch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ember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Real</text:p>
          </table:table-cell>
          <table:table-cell table:style-name="ce13" office:value-type="float" office:value="16" calcext:value-type="float">
            <text:p>16</text:p>
          </table:table-cell>
          <table:table-cell table:style-name="ce17" office:value-type="string" calcext:value-type="string">
            <text:p>Ro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unction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ork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retina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y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mpor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tr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nch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ournalis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IV positiv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ionar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muni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acti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udience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Short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string" calcext:value-type="string">
            <text:p>Spac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fessio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ter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e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ynam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xpor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ndrit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ecu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aw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ed so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c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n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usic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ckgroun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istributor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In</text:p>
          </table:table-cell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Inst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cu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n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uscl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o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e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riv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aterial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sthma condi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brus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ha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ctory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tru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w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table</text:p>
          </table:table-cell>
          <table:table-cell table:style-name="ce21" office:value-type="string" calcext:value-type="string">
            <text:p>::</text:p>
          </table:table-cell>
          <table:table-cell table:style-name="ce40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40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Expression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string" calcext:value-type="string">
            <text:p>Ent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hronologic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sum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hum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a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uplica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v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ilo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v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Alzheimer's cel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mman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i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cation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oo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uck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ational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Double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Do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ata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il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bon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u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ppendix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am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gist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neumonia antibiotic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yp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ang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ariab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you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epar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iberal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Style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Spo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rd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ai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av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ju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his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onchitis bacteri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lock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numb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abil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iffe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nsw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sultant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Per</text:p>
          </table:table-cell>
          <table:table-cell table:style-name="ce13" office:value-type="float" office:value="22" calcext:value-type="float">
            <text:p>22</text:p>
          </table:table-cell>
          <table:table-cell table:style-name="ce17" office:value-type="string" calcext:value-type="string">
            <text:p>Par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ngua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n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kne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inver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eser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un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acul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dicin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ral syndrom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rainbow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oo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olati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l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oleran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rtner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Machine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string" calcext:value-type="string">
            <text:p>Mas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ppor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ocum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ee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queu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ns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kidne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oc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elive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ma relativ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o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n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sibil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ir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uard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Such</text:p>
          </table:table-cell>
          <table:table-cell table:style-name="ce13" office:value-type="float" office:value="24" calcext:value-type="float">
            <text:p>24</text:p>
          </table:table-cell>
          <table:table-cell table:style-name="ce17" office:value-type="string" calcext:value-type="string">
            <text:p>Sess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que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nj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e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oces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elani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ngin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lculu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pilepsy unknow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weath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t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nspirac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heo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uman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A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string" calcext:value-type="string">
            <text:p>Ag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nemo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valu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y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arr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cha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atri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lectric shoc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iniatur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erc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lid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e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worl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ter</text:p>
          </table:table-cell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35"/>
          <table:table-cell table:style-name="ce19" office:value-type="string" calcext:value-type="string">
            <text:p>::</text:p>
          </table:table-cell>
          <table:table-cell table:style-name="ce23"/>
          <table:table-cell table:style-name="ce27" office:value-type="string" calcext:value-type="string">
            <text:p>:</text:p>
          </table:table-cell>
          <table:table-cell table:style-name="ce31"/>
          <table:table-cell table:style-name="ce27" office:value-type="string" calcext:value-type="string">
            <text:p>.</text:p>
          </table:table-cell>
          <table:table-cell table:style-name="ce47"/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3" office:value-type="float" office:value="26" calcext:value-type="float">
            <text:p>26</text:p>
          </table:table-cell>
          <table:table-cell table:style-name="ce17" office:value-type="string" calcext:value-type="string">
            <text:p>Dis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urc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alid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igu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n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er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ip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anag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et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ulcer tiss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enerat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ignatur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ta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put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tud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ndor</text:p>
          </table:table-cell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37"/>
          <table:table-cell table:style-name="ce21" office:value-type="string" calcext:value-type="string">
            <text:p>::</text:p>
          </table:table-cell>
          <table:table-cell table:style-name="ce25"/>
          <table:table-cell table:style-name="ce29" office:value-type="string" calcext:value-type="string">
            <text:p>:</text:p>
          </table:table-cell>
          <table:table-cell table:style-name="ce33"/>
          <table:table-cell table:style-name="ce29" office:value-type="string" calcext:value-type="string">
            <text:p>.</text:p>
          </table:table-cell>
          <table:table-cell table:style-name="ce48"/>
          <table:table-cell table:style-name="ce3"/>
          <table:table-cell table:number-columns-repeated="977"/>
        </table:table-row>
        <table:table-row table:style-name="ro1">
          <table:table-cell table:style-name="ce4"/>
          <table:table-cell table:style-name="ce9" office:value-type="string" calcext:value-type="string">
            <text:p>Base</text:p>
          </table:table-cell>
          <table:table-cell table:style-name="ce14" office:value-type="string" calcext:value-type="string">
            <text:p>::.</text:p>
          </table:table-cell>
          <table:table-cell table:style-name="ce18" office:value-type="string" calcext:value-type="string">
            <text:p>Bench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day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night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structur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logic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style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organ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intelligence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technique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issu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pavilion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essential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valley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voucher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coupon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program</text:p>
          </table:table-cell>
          <table:table-cell table:style-name="ce22" office:value-type="string" calcext:value-type="string">
            <text:p>::</text:p>
          </table:table-cell>
          <table:table-cell table:style-name="ce41"/>
          <table:table-cell table:style-name="ce30" office:value-type="string" calcext:value-type="string">
            <text:p>:</text:p>
          </table:table-cell>
          <table:table-cell table:style-name="ce43"/>
          <table:table-cell table:style-name="ce30" office:value-type="string" calcext:value-type="string">
            <text:p>.</text:p>
          </table:table-cell>
          <table:table-cell table:style-name="ce45"/>
          <table:table-cell table:style-name="ce22" office:value-type="string" calcext:value-type="string">
            <text:p>::</text:p>
          </table:table-cell>
          <table:table-cell table:style-name="ce41"/>
          <table:table-cell table:style-name="ce30" office:value-type="string" calcext:value-type="string">
            <text:p>:</text:p>
          </table:table-cell>
          <table:table-cell table:style-name="ce43"/>
          <table:table-cell table:style-name="ce30" office:value-type="string" calcext:value-type="string">
            <text:p>.</text:p>
          </table:table-cell>
          <table:table-cell table:style-name="ce49"/>
          <table:table-cell table:style-name="ce4"/>
          <table:table-cell table:number-columns-repeated="977"/>
        </table:table-row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9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97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92" meta:object-count="0"/>
    <meta:generator>LibreOfficeDev/6.0.5.2$Linux_X86_64 LibreOffice_project/</meta:generator>
  </office:meta>
</office:document-meta>
</file>